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1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master-page-name="Standard">
      <style:paragraph-properties fo:margin-left="1.249cm" fo:margin-right="0cm" fo:text-indent="1.249cm" style:auto-text-indent="false" style:page-number="auto"/>
    </style:style>
    <style:style style:name="P8" style:family="paragraph" style:parent-style-name="Standard">
      <style:paragraph-properties fo:margin-left="1.244cm" fo:margin-right="0cm" fo:text-indent="0cm" style:auto-text-indent="false"/>
    </style:style>
    <style:style style:name="P9" style:family="paragraph" style:parent-style-name="Text_20_body_20_indent">
      <style:paragraph-properties fo:text-align="start" style:justify-single-word="false"/>
      <style:text-properties fo:font-size="11pt" style:font-size-asian="11pt" style:font-size-complex="11pt"/>
    </style:style>
    <style:style style:name="P10" style:family="paragraph" style:parent-style-name="Footer">
      <style:paragraph-properties fo:margin-left="0cm" fo:margin-right="0.635cm" fo:text-indent="0cm" style:auto-text-indent="false"/>
    </style:style>
    <style:style style:name="P11" style:family="paragraph" style:parent-style-name="Footer">
      <style:paragraph-properties fo:padding="0cm" fo:border="none"/>
    </style:style>
    <style:style style:name="P12" style:family="paragraph" style:parent-style-name="List_20_Paragraph" style:list-style-name="WWNum1"/>
    <style:style style:name="P13" style:family="paragraph" style:parent-style-name="List_20_Paragraph" style:list-style-name="WWNum2"/>
    <style:style style:name="T1" style:family="text">
      <style:text-properties fo:font-size="12pt" style:font-size-asian="12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4" style:family="text">
      <style:text-properties style:font-name-asian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ROBLEMES <text:line-break/>DE COMBINAISON</text:span></text:p>
      <text:p text:style-name="P1"/>
      <text:p text:style-name="P2"><text:span text:style-name="T2">xot</text:span></text:p>
      <text:p text:style-name="Standard"><text:span text:style-name="T2">Claire a 3 billes. </text:span></text:p>
      <text:p text:style-name="Standard"><text:span text:style-name="T2">Pierre a 9 billes.</text:span></text:p>
      <text:p text:style-name="Standard"><text:span text:style-name="T2">Combien de billes ont-ils ensemble ?</text:span></text:p>
      <text:p text:style-name="P4"/>
      <text:p text:style-name="P2"><text:span text:style-name="T2">xop</text:span></text:p>
      <text:p text:style-name="Standard"><text:span text:style-name="T2">Paul a 4 <text:s/>billes. </text:span></text:p>
      <text:p text:style-name="Standard"><text:span text:style-name="T2">Ensemble, Marie et Paul ont 11 billes.</text:span></text:p>
      <text:p text:style-name="Standard"><text:span text:style-name="T2">Combien de billes Marie a-t-elle ?</text:span><text:span text:style-name="T4"> 116</text:span></text:p>
      <text:p text:style-name="P3"/>
      <text:p text:style-name="P2"><text:span text:style-name="T1">PROBLEMES <text:line-break/>DE COMPARAISON</text:span></text:p>
      <text:p text:style-name="P3"/>
      <text:p text:style-name="P2"><text:span text:style-name="T2">xa2</text:span></text:p>
      <text:p text:style-name="Standard"><text:span text:style-name="T2">Jean a 8 billes</text:span></text:p>
      <text:p text:style-name="P6"><text:span text:style-name="T2">Carine a 5 billes de plus que Jean</text:span></text:p>
      <text:p text:style-name="Standard"><text:span text:style-name="T2">Combien Carine a-t-elle de billes ?117</text:span></text:p>
      <text:p text:style-name="P1"/>
      <text:p text:style-name="P4"/>
      <text:p text:style-name="P2"><text:span text:style-name="T2">xad</text:span></text:p>
      <text:p text:style-name="Standard"><text:span text:style-name="T2">Clara a 9 billes. </text:span></text:p>
      <text:p text:style-name="Standard"><text:span text:style-name="T2">Tom a <text:s/>14 billes.</text:span></text:p>
      <text:p text:style-name="Standard"><text:span text:style-name="T2">Combien de billes Tom a-t-il  de plus que Clara?</text:span></text:p>
      <text:p text:style-name="P9"/>
      <text:p text:style-name="P2"><text:span text:style-name="T2">xa1</text:span></text:p>
      <text:p text:style-name="Standard"><text:span text:style-name="T2">Léa a 11 billes</text:span></text:p>
      <text:p text:style-name="Standard"><text:span text:style-name="T2">Elle a 5 billes de plus que Jérôme.</text:span></text:p>
      <text:p text:style-name="Standard"><text:span text:style-name="T2">Combien Jérôme a-t-il de billes ?</text:span></text:p>
      <text:p text:style-name="P5"/>
      <text:p text:style-name="P2"><text:span text:style-name="T1">PROBLEMES DE TRANSFORMATION</text:span></text:p>
      <text:p text:style-name="P5"/>
      <text:p text:style-name="P2"><text:span text:style-name="T2">xff</text:span></text:p>
      <text:p text:style-name="Standard"><text:span text:style-name="T2">Lise avait 7 billes.</text:span></text:p>
      <text:p text:style-name="Standard"><text:span text:style-name="T2">Elle gagne 5 billes. </text:span></text:p>
      <text:p text:style-name="Standard"><text:span text:style-name="T2">Combien de billes a-t-elle maintenant?</text:span></text:p>
      <text:p text:style-name="Standard"><text:span text:style-name="T2">120</text:span></text:p>
      <text:p text:style-name="P1"/>
      <text:p text:style-name="P3"/>
      <text:p text:style-name="P2"><text:span text:style-name="T2">xfc</text:span></text:p>
      <text:p text:style-name="Standard"><text:span text:style-name="T2">Anne avait 7 billes. </text:span></text:p>
      <text:p text:style-name="Standard"><text:span text:style-name="T2">Elle gagne des billes et elle a maintenant 11 billes.</text:span></text:p>
      <text:p text:style-name="Standard"><text:span text:style-name="T2">Combien de billes a-t-elle  gagné?</text:span></text:p>
      <text:p text:style-name="P3"/>
      <text:p text:style-name="P2"><text:span text:style-name="T2">xfi</text:span></text:p>
      <text:p text:style-name="Standard"><text:span text:style-name="T2">Simon gagne 6 billes et maintenant il a 13 billes. </text:span></text:p>
      <text:p text:style-name="Standard"><text:span text:style-name="T2">Combien Simon avait-t-il de billes?</text:span></text:p>
      <text:p text:style-name="P1"/>
      <text:p text:style-name="P2"><text:span text:style-name="T1">PROBLEMES COMPLEXES</text:span></text:p>
      <text:p text:style-name="P1"/>
      <text:p text:style-name="P2"><text:span text:style-name="T1">xot quantification <text:s/>indirecte par la comparaison<text:line-break/></text:span></text:p>
      <text:list xml:id="list4966914442011434932" text:style-name="WWNum1">
        <text:list-item>
          <text:p text:style-name="P12"><text:span text:style-name="T3">Sans question intermédiaire</text:span></text:p>
        </text:list-item>
      </text:list>
      <text:p text:style-name="P3"/>
      <text:p text:style-name="Standard"><text:span text:style-name="T2">Zoé a 3 billes. <text:line-break/>Sébastien a 5 billes de plus que Zoé.</text:span></text:p>
      <text:p text:style-name="Standard"><text:span text:style-name="T2">Combien de billes ont-ils ensemble ?</text:span></text:p>
      <text:p text:style-name="P3"/>
      <text:p text:style-name="P3"/>
      <text:p text:style-name="P3"/>
      <text:list xml:id="list29582932" text:continue-numbering="true" text:style-name="WWNum1">
        <text:list-item>
          <text:p text:style-name="P12"><text:span text:style-name="T3">Avec question intermédiaire</text:span></text:p>
        </text:list-item>
      </text:list>
      <text:p text:style-name="P3"/>
      <text:p text:style-name="Standard"><text:span text:style-name="T2">Marc a 3 billes. <text:line-break/>Bénédicte a 4 billes de plus que Marc.<text:line-break/>Combien de billes a Benedicte ?</text:span></text:p>
      <text:p text:style-name="Standard"><text:span text:style-name="T2">Combien de billes ont-ils ensemble ?124</text:span></text:p>
      <text:p text:style-name="P3"/>
      <text:p text:style-name="P3"/>
      <text:p text:style-name="P3"/>
      <text:p text:style-name="P3"/>
      <text:p text:style-name="P2"><text:span text:style-name="T1">xad quantification <text:s/>indirecte par la partie manquante</text:span></text:p>
      <text:p text:style-name="P1"/>
      <text:list xml:id="list4885273276979463084" text:style-name="WWNum2">
        <text:list-item>
          <text:p text:style-name="P13"><text:span text:style-name="T2"><text:tab/></text:span><text:span text:style-name="T3">Sans question intermédiaire</text:span></text:p>
        </text:list-item>
      </text:list>
      <text:p text:style-name="P3"/>
      <text:p text:style-name="Standard"><text:span text:style-name="T2">Ben a 6 billes. <text:line-break/>Si il met ses billes avec Jessica, il y en a 14.</text:span></text:p>
      <text:p text:style-name="Standard"><text:span text:style-name="T2">Combien Jessica a-t-il de billes de plus que Ben ?</text:span></text:p>
      <text:p text:style-name="P3"/>
      <text:p text:style-name="P3"/>
      <text:p text:style-name="P8"><text:span text:style-name="T2">2)<text:tab/></text:span><text:span text:style-name="T3">Avec question intermédiaire</text:span></text:p>
      <text:p text:style-name="P3"/>
      <text:p text:style-name="P3"/>
      <text:p text:style-name="Standard"><text:span text:style-name="T2">Max a 7 billes. <text:line-break/>Si il met ses billes avec Mélanie, il y en a 12.<text:line-break/>Combien Mélanie a-t-elle de billes ?</text:span></text:p>
      <text:p text:style-name="Standard"><text:span text:style-name="T2">Combien Max a-t-il de billes de plus que Mélanie ?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fr" fo:country="FR" style:letter-kerning="true" style:font-name-asian="Calibri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style:font-name-asian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499cm" fo:margin-right="0cm" fo:text-align="justify" style:justify-single-word="false" fo:text-indent="0cm" style:auto-text-indent="false"/>
      <style:text-properties fo:font-size="24pt" style:font-size-asian="24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margin-top="0cm" fo:margin-bottom="0.212cm"/>
      <style:text-properties fo:font-size="8pt" style:font-size-asian="8pt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Retrait_20_corps_20_de_20_texte_20_Car" style:display-name="Retrait corps de texte Car" style:family="text" style:parent-style-name="Default_20_Paragraph_20_Font">
      <style:text-properties style:font-name="Times New Roman" fo:font-size="24pt" style:font-name-asian="Times New Roman1" style:font-size-asian="24pt" style:language-asian="fr" style:country-asian="FR" style:font-name-complex="Times New Roman1" style:font-size-complex="10pt"/>
    </style:style>
    <style:style style:name="Pied_20_de_20_page_20_Car" style:display-name="Pied de page Car" style:family="text" style:parent-style-name="Default_20_Paragraph_20_Font">
      <style:text-properties style:font-name="Times New Roman" fo:font-size="10pt" style:font-name-asian="Times New Roman1" style:font-size-asian="10pt" style:language-asian="fr" style:country-asian="FR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Corps_20_de_20_texte_20_3_20_Car" style:display-name="Corps de texte 3 Car" style:family="text" style:parent-style-name="Default_20_Paragraph_20_Font">
      <style:text-properties style:font-name="Times New Roman" fo:font-size="8pt" style:font-name-asian="Times New Roman1" style:font-size-asian="8pt" style:language-asian="fr" style:country-asian="FR" style:font-name-complex="Times New Roman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2" fo:column-gap="1.7cm">
          <style:column style:rel-width="32767*" fo:start-indent="0cm" fo:end-indent="0.85cm"/>
          <style:column style:rel-width="32768*" fo:start-indent="0.85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MP2"/>
      </style:footer>
      <style:footer-left>
        <text:p text:style-name="MP2"><text:page-number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</meta:initial-creator>
    <dc:creator>bruno</dc:creator>
    <meta:editing-cycles>11</meta:editing-cycles>
    <meta:print-date>2011-04-11T11:22:00</meta:print-date>
    <meta:creation-date>2011-04-11T01:54:00</meta:creation-date>
    <dc:date>2011-04-30T21:07:00</dc:date>
    <meta:editing-duration>PT1H45M22S</meta:editing-duration>
    <meta:generator>OpenOffice.org/3.4$Win32 OpenOffice.org_project/340m1$Build-9590</meta:generator>
    <meta:document-statistic meta:table-count="0" meta:image-count="0" meta:object-count="0" meta:page-count="1" meta:paragraph-count="52" meta:word-count="283" meta:character-count="1522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